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17mm"/>
    </style:style>
    <style:style style:name="Table2.B" style:family="table-column">
      <style:table-column-properties style:column-width="37.04mm"/>
    </style:style>
    <style:style style:name="Table2.D" style:family="table-column">
      <style:table-column-properties style:column-width="38.93mm"/>
    </style:style>
    <style:style style:name="Table2.E" style:family="table-column">
      <style:table-column-properties style:column-width="40.08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E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4fe7" officeooo:paragraph-rsid="00134fe7"/>
    </style:style>
    <style:style style:name="P2" style:family="paragraph" style:parent-style-name="Standard">
      <style:text-properties officeooo:rsid="0014408d" officeooo:paragraph-rsid="0014408d"/>
    </style:style>
    <style:style style:name="P3" style:family="paragraph" style:parent-style-name="Table_20_Contents">
      <style:text-properties officeooo:rsid="0014408d" officeooo:paragraph-rsid="00144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" text:name="VALUE_1"/>
        <text:user-field-decl office:value-type="string" office:string-value="Preview Value As Text" text:name="VALUE_2"/>
        <text:user-field-decl office:value-type="string" office:string-value="0" text:name="VALUE_3"/>
        <text:user-field-decl office:value-type="string" office:string-value="IMAGE_REG" text:name="IMAGE_RED"/>
        <text:user-field-decl office:value-type="string" office:string-value="IMAGE_GREEN" text:name="IMAGE_GREEN"/>
        <text:user-field-decl office:value-type="string" office:string-value="IMAGE_BLUE" text:name="IMAGE_BLUE"/>
      </text:user-field-decls>
      <text:p text:style-name="P1">TEST CLASSIC PLACEHOLDERS</text:p>
      <text:p text:style-name="P1"/>
      <text:p text:style-name="P1">Als eigener Absatz:</text:p>
      <text:p text:style-name="P1"><text:user-field-get text:name="VALUE_1">0</text:user-field-get></text:p>
      <text:p text:style-name="P1"><text:user-field-get text:name="VALUE_2">Preview Value As Text</text:user-field-get></text:p>
      <text:p text:style-name="P1"><text:user-field-get text:name="VALUE_3">0</text:user-field-get></text:p>
      <text:p text:style-name="P1"/>
      <text:p text:style-name="P1">Innerhalb [<text:user-field-get text:name="VALUE_1">0</text:user-field-get>] des Textes [<text:user-field-get text:name="VALUE_2">Preview Value As Text</text:user-field-get>] eines Absatzes [<text:user-field-get text:name="VALUE_3">0</text:user-field-get>].</text:p>
      <text:p text:style-name="P1">Geht auch mit Bildern: </text:p>
      <text:p text:style-name="P1"/>
      <text:p text:style-name="P1">Oder durch normale (klassiche Platzhalter) Platzhalter:</text:p>
      <text:p text:style-name="P1"/>
      <text:p text:style-name="P1">Als eigener Absatz:<text:line-break/><text:placeholder text:placeholder-type="text">&lt;VALUE_1&gt;</text:placeholder></text:p>
      <text:p text:style-name="P1">Innerhalb [<text:placeholder text:placeholder-type="text">&lt;VALUE_1&gt;</text:placeholder>] des Textes [<text:placeholder text:placeholder-type="text">&lt;VALUE_2&gt;</text:placeholder>] eines Absatzes [<text:placeholder text:placeholder-type="text">&lt;VALUE_3&gt;</text:placeholder>].</text:p>
      <text:p text:style-name="P1">Geht auch mit Bildern: <text:placeholder text:placeholder-type="image">&lt;IMAGE_RED&gt;</text:placeholder></text:p>
      <text:p text:style-name="P1"/>
      <text:p text:style-name="P1">Mit unterschiedlichen Typdefinitionen:</text:p>
      <text:p text:style-name="P1"><text:placeholder text:placeholder-type="table">&lt;VALUE_1&gt;</text:placeholder></text:p>
      <text:p text:style-name="P1"><text:placeholder text:placeholder-type="text-box">&lt;VALUE_2&gt;</text:placeholder></text:p>
      <text:p text:style-name="P1"><text:placeholder text:placeholder-type="image">&lt;VALUE_3&gt;</text:placeholder></text:p>
      <text:p text:style-name="P1"><text:placeholder text:placeholder-type="object">&lt;VALUE_3&gt;</text:placeholder></text:p>
      <text:p text:style-name="P1"/>
      <text:p text:style-name="P2">In Tabellen:</text:p>
      <text:p text:style-name="P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Text<text:line-break/>(User-Definied-Field)</text:p>
          </table:table-cell>
          <table:table-cell table:style-name="Table2.A1" office:value-type="string">
            <text:p text:style-name="P3">Text<text:line-break/>(Placeholder)</text:p>
          </table:table-cell>
          <table:table-cell table:style-name="Table2.A1" office:value-type="string">
            <text:p text:style-name="P3">Bild<text:line-break/>(User-Definied-Field)</text:p>
          </table:table-cell>
          <table:table-cell table:style-name="Table2.E1" office:value-type="string">
            <text:p text:style-name="P3">Bild<text:line-break/>(Placeholder)</text:p>
          </table:table-cell>
        </table:table-row>
        <table:table-row>
          <table:table-cell table:style-name="Table2.A2" office:value-type="string">
            <text:p text:style-name="P3">Wert 1</text:p>
          </table:table-cell>
          <table:table-cell table:style-name="Table2.A2" office:value-type="string">
            <text:p text:style-name="Table_20_Contents"><text:user-field-get text:name="VALUE_1">0</text:user-field-get></text:p>
          </table:table-cell>
          <table:table-cell table:style-name="Table2.A2" office:value-type="string">
            <text:p text:style-name="Table_20_Contents"><text:placeholder text:placeholder-type="text">&lt;VALUE_1&gt;</text:placeholder></text:p>
          </table:table-cell>
          <table:table-cell table:style-name="Table2.A2" office:value-type="string">
            <text:p text:style-name="Table_20_Contents"><text:user-field-get text:name="IMAGE_RED">IMAGE_REG</text:user-field-get></text:p>
          </table:table-cell>
          <table:table-cell table:style-name="Table2.E2" office:value-type="string">
            <text:p text:style-name="Table_20_Contents"><text:placeholder text:placeholder-type="text">&lt;IMAGE_RED&gt;</text:placeholder></text:p>
          </table:table-cell>
        </table:table-row>
        <table:table-row>
          <table:table-cell table:style-name="Table2.A2" office:value-type="string">
            <text:p text:style-name="P3">Wert 2</text:p>
          </table:table-cell>
          <table:table-cell table:style-name="Table2.A2" office:value-type="string">
            <text:p text:style-name="Table_20_Contents"><text:user-field-get text:name="VALUE_2">Preview Value As Text</text:user-field-get></text:p>
          </table:table-cell>
          <table:table-cell table:style-name="Table2.A2" office:value-type="string">
            <text:p text:style-name="Table_20_Contents"><text:placeholder text:placeholder-type="text">&lt;VALUE_2&gt;</text:placeholder></text:p>
          </table:table-cell>
          <table:table-cell table:style-name="Table2.A2" office:value-type="string">
            <text:p text:style-name="Table_20_Contents"><text:user-field-get text:name="IMAGE_GREEN">IMAGE_GREEN</text:user-field-get></text:p>
          </table:table-cell>
          <table:table-cell table:style-name="Table2.E2" office:value-type="string">
            <text:p text:style-name="Table_20_Contents"><text:placeholder text:placeholder-type="text">&lt;IMAGE_GREEN&gt;</text:placeholder></text:p>
          </table:table-cell>
        </table:table-row>
        <table:table-row>
          <table:table-cell table:style-name="Table2.A2" office:value-type="string">
            <text:p text:style-name="P3">Wert 3</text:p>
          </table:table-cell>
          <table:table-cell table:style-name="Table2.A2" office:value-type="string">
            <text:p text:style-name="Table_20_Contents"><text:user-field-get text:name="VALUE_3">0</text:user-field-get></text:p>
          </table:table-cell>
          <table:table-cell table:style-name="Table2.A2" office:value-type="string">
            <text:p text:style-name="Table_20_Contents"><text:placeholder text:placeholder-type="text">&lt;VALUE_3&gt;</text:placeholder></text:p>
          </table:table-cell>
          <table:table-cell table:style-name="Table2.A2" office:value-type="string">
            <text:p text:style-name="Table_20_Contents"><text:user-field-get text:name="IMAGE_BLUE">IMAGE_BLUE</text:user-field-get></text:p>
          </table:table-cell>
          <table:table-cell table:style-name="Table2.E2" office:value-type="string">
            <text:p text:style-name="Table_20_Contents"><text:placeholder text:placeholder-type="text">&lt;IMAGE_BLU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58:33.862000000</meta:creation-date>
    <dc:date>2019-03-11T14:31:34.443000000</dc:date>
    <meta:editing-duration>PT18M6S</meta:editing-duration>
    <meta:editing-cycles>5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36" meta:word-count="88" meta:character-count="656" meta:non-whitespace-character-count="603"/>
  </office:meta>
</office:document-meta>
</file>